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07e" officeooo:paragraph-rsid="000a007e"/>
    </style:style>
    <style:style style:name="P2" style:family="paragraph" style:parent-style-name="Standard">
      <style:text-properties officeooo:paragraph-rsid="000a007e"/>
    </style:style>
    <style:style style:name="P3" style:family="paragraph" style:parent-style-name="Standard">
      <style:text-properties officeooo:rsid="000b4b23" officeooo:paragraph-rsid="000b4b23"/>
    </style:style>
    <style:style style:name="T1" style:family="text">
      <style:text-properties officeooo:rsid="000a007e"/>
    </style:style>
    <style:style style:name="T2" style:family="text">
      <style:text-properties officeooo:rsid="000b4b23"/>
    </style:style>
    <style:style style:name="T3" style:family="text">
      <style:text-properties officeooo:rsid="000c1ad4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dini e fatture 1 – requisiti</text:p>
      <text:p text:style-name="P1"/>
      <text:p text:style-name="P1">1) dipartimenti aziendali </text:p>
      <text:p text:style-name="P1"><text:tab/>1.1) nome</text:p>
      <text:p text:style-name="P1"><text:tab/>1.2) indirizzo</text:p>
      <text:p text:style-name="P1"><text:tab/>1.3) direttore (v. req 2)</text:p>
      <text:p text:style-name="P1"/>
      <text:p text:style-name="P1">2) direttori</text:p>
      <text:p text:style-name="P1"><text:tab/>2.1) nome</text:p>
      <text:p text:style-name="P1"><text:tab/>2.2) cognome</text:p>
      <text:p text:style-name="P1"><text:tab/>2.3) codice fiscale</text:p>
      <text:p text:style-name="P1"><text:tab/>2.4) data nascita</text:p>
      <text:p text:style-name="P1"><text:tab/>2.5) luogo nascita</text:p>
      <text:p text:style-name="P1"><text:tab/>2.6) anni servizio</text:p>
      <text:p text:style-name="P1"/>
      <text:p text:style-name="P1">3) fornitori</text:p>
      <text:p text:style-name="P1"><text:tab/>3.1) ragione sociale (nome ditta)</text:p>
      <text:p text:style-name="P1"><text:tab/>3.2) partita iva</text:p>
      <text:p text:style-name="P1"><text:tab/>3.3) indirizzo</text:p>
      <text:p text:style-name="P1"><text:tab/>3.4) numero telefono</text:p>
      <text:p text:style-name="P1"><text:tab/>3.5) indirizzo email</text:p>
      <text:p text:style-name="P1"/>
      <text:p text:style-name="P1">4) ordini</text:p>
      <text:p text:style-name="P1"><text:tab/>4.1) dipartimento <text:span text:style-name="T2">che lo ha stipulato</text:span> (v. req. 1 )</text:p>
      <text:p text:style-name="P1"><text:tab/>4.2) data di <text:span text:style-name="T2">stipula</text:span></text:p>
      <text:p text:style-name="P3"><text:tab/>4.3) fornitore (v. req 4)</text:p>
      <text:p text:style-name="P3"><text:tab/>4.4) descrizione di bene e/o servizio</text:p>
      <text:p text:style-name="P3"><text:tab/>4.5) importo imponibile (netto tasse)</text:p>
      <text:p text:style-name="P3"><text:tab/>4.6) aliquota IVA applicata</text:p>
      <text:p text:style-name="P3"><text:tab/>4.7) stato di ordine</text:p>
      <text:p text:style-name="P3"><text:tab/><text:tab/>4.7.1) inviato</text:p>
      <text:p text:style-name="P3"><text:tab/><text:tab/>4.7.2) da saldare</text:p>
      <text:p text:style-name="P3"><text:tab/><text:tab/>4.7.3) saldato</text:p>
      <text:p text:style-name="P1"/>
      <text:p text:style-name="P2"><text:span text:style-name="T1">5) fatture (v. req. 4 </text:span><text:span text:style-name="T2">1..1</text:span><text:span text:style-name="T1">)</text:span></text:p>
      <text:p text:style-name="P3"><text:tab/>5.1) numero</text:p>
      <text:p text:style-name="P3"><text:tab/>5.2) data</text:p>
      <text:p text:style-name="P3"><text:tab/>5.3) totale (imponibile * IVA)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2:48:38.452070946</meta:creation-date>
    <dc:date>2025-04-05T13:12:53.052924617</dc:date>
    <meta:editing-duration>PT2M24S</meta:editing-duration>
    <meta:editing-cycles>1</meta:editing-cycles>
    <meta:document-statistic meta:table-count="0" meta:image-count="0" meta:object-count="0" meta:page-count="1" meta:paragraph-count="33" meta:word-count="115" meta:character-count="701" meta:non-whitespace-character-count="587"/>
    <meta:generator>LibreOffice/7.3.7.2$Linux_X86_64 LibreOffice_project/30$Build-2</meta:generator>
  </office:meta>
</office:document-meta>
</file>